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language="de" fo:country="D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tektur Server:</text:p>
      <text:p text:style-name="Standard"/>
      <text:p text:style-name="Standard">Als Backend-Solution-Stack benutzen wir WAMP (<text:span text:style-name="T2">W</text:span>indows, <text:span text:style-name="T2">A</text:span><text:span text:style-name="T3">pache, </text:span><text:span text:style-name="T2">M</text:span><text:span text:style-name="T3">ySQL und </text:span><text:span text:style-name="T2">P</text:span><text:span text:style-name="T3">HP).</text:span></text:p>
      <text:p text:style-name="Standard"/>
      <text:p text:style-name="Standard">Die Hauptaufgabe des PHP Backend ist die Behandlung von Requests, die Bereitstellung einer Schnittstelle zur Datenbank (REST-Operationen) und Response an den Client geben.</text:p>
      <text:p text:style-name="Standard">Requestweiterleitungen fallen dabei in den Aufgabenbereich der Konfigurationsdatei .htaccess.</text:p>
      <text:p text:style-name="Standard"/>
      <text:p text:style-name="Standard">Besonderen Wert legen wir auf die Abkapselung des Backend und einen abstrakten, sowie modularen Aufbau, damit die Erweiterbarkeit und Anpassungsfähigkeit gegeben ist.</text:p>
      <text:p text:style-name="Standard"/>
      <text:p text:style-name="Standard">Für die Abstraktion unsere relationalen Datenbank werden wir ein bestehendes ActiveRecord-Framework nutzen. (http://www.phpactiverecord.org/) </text:p>
      <text:p text:style-name="Standard"/>
      <text:p text:style-name="Standard">Um diesen Anforderungen gerecht werden zu können, werden wir uns verschiedener Designprinzipien bedienen. So werden wir unsere Klassen nach logischen Gesichtspunkten unterteilen (Separation of Concerns), <text:s/>klare Verantwortlichkeiten zuweisen (<text:bookmark text:name="firstHeading"/><text:span text:style-name="T1">Single-Responsibility-Principle) und eine möglichst lose Kopplung schaffen (Dependency Injection)</text:span></text:p>
      <text:p text:style-name="Standard"/>
      <text:p text:style-name="Standard">Zum Umsetzen der oben genannten Designprinzipien, bietet sich die Nutzung unterschiedlicher Design Pattern an: </text:p>
      <text:p text:style-name="Standard"/>
      <text:p text:style-name="Standard"><text:tab/>Um mit Hilfe einer möglichst loser Kopplung andere Objekte benachrichtigen zu können <text:tab/>(z.B. über die erfolgreiche Datenbankabfrage) wird das Observer-Subject-Pattern zum <text:tab/>Einsatz kommen.</text:p>
      <text:p text:style-name="Standard"><text:tab/></text:p>
      <text:p text:style-name="Standard"><text:tab/>Für das Erstellen unserer ActiveRecord-Modelklassen bietet sich das Factory-Pattern an, da <text:tab/>die erstellende Klasse die zu erstellende nicht kennen darf (keine harten Abhängigkeiten)</text:p>
      <text:p text:style-name="Standard"/>
      <text:p text:style-name="Standard"><text:tab/>Um nur einen zentralen Einstiegspunkt in unsere Applikation im Backend bereitzustellen, <text:tab/>werden wir das FrontContoller-Pattern verwenden, die weitere Delegation der Aufgaben <text:tab/>wird von diesem erledig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8:21:42.91</meta:creation-date>
    <dc:date>2014-02-28T12:24:07.50</dc:date>
    <meta:editing-duration>PT41M59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12" meta:word-count="201" meta:character-count="1690"/>
  </office:meta>
</office:document-meta>
</file>